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officeooo:rsid="001cdcdb" officeooo:paragraph-rsid="001cdcdb"/>
    </style:style>
    <style:style style:name="P3" style:family="paragraph" style:parent-style-name="Text_20_body">
      <style:text-properties officeooo:rsid="001cdcdb" officeooo:paragraph-rsid="002f1a62"/>
    </style:style>
    <style:style style:name="P4" style:family="paragraph" style:parent-style-name="Text_20_body">
      <style:text-properties officeooo:rsid="001cdcdb" officeooo:paragraph-rsid="002f1a62"/>
    </style:style>
    <style:style style:name="P5" style:family="paragraph" style:parent-style-name="Text_20_body">
      <style:text-properties officeooo:rsid="001cdcdb" officeooo:paragraph-rsid="0033ab67"/>
    </style:style>
    <style:style style:name="P6" style:family="paragraph" style:parent-style-name="Text_20_body">
      <style:text-properties officeooo:paragraph-rsid="0034f7ac"/>
    </style:style>
    <style:style style:name="P7" style:family="paragraph" style:parent-style-name="Text_20_body">
      <style:text-properties officeooo:paragraph-rsid="0036ced4"/>
    </style:style>
    <style:style style:name="T1" style:family="text">
      <style:text-properties officeooo:rsid="002197a4"/>
    </style:style>
    <style:style style:name="T2" style:family="text">
      <style:text-properties officeooo:rsid="002539f5"/>
    </style:style>
    <style:style style:name="T3" style:family="text">
      <style:text-properties officeooo:rsid="00272c8e"/>
    </style:style>
    <style:style style:name="T4" style:family="text">
      <style:text-properties officeooo:rsid="0027b752"/>
    </style:style>
    <style:style style:name="T5" style:family="text">
      <style:text-properties officeooo:rsid="0027f12e"/>
    </style:style>
    <style:style style:name="T6" style:family="text">
      <style:text-properties officeooo:rsid="00280e78"/>
    </style:style>
    <style:style style:name="T7" style:family="text">
      <style:text-properties officeooo:rsid="002ba408"/>
    </style:style>
    <style:style style:name="T8" style:family="text">
      <style:text-properties officeooo:rsid="002caa94"/>
    </style:style>
    <style:style style:name="T9" style:family="text">
      <style:text-properties officeooo:rsid="002cc383"/>
    </style:style>
    <style:style style:name="T10" style:family="text">
      <style:text-properties officeooo:rsid="002e6b7b"/>
    </style:style>
    <style:style style:name="T11" style:family="text">
      <style:text-properties officeooo:rsid="002f1a62"/>
    </style:style>
    <style:style style:name="T12" style:family="text">
      <style:text-properties fo:font-style="italic" officeooo:rsid="002f1a62" style:font-style-asian="italic" style:font-style-complex="italic"/>
    </style:style>
    <style:style style:name="T13" style:family="text">
      <style:text-properties fo:font-style="normal" officeooo:rsid="002f1a62" style:font-style-asian="normal" style:font-style-complex="normal"/>
    </style:style>
    <style:style style:name="T14" style:family="text">
      <style:text-properties fo:font-style="normal" officeooo:rsid="00315c76" style:font-style-asian="normal" style:font-style-complex="normal"/>
    </style:style>
    <style:style style:name="T15" style:family="text">
      <style:text-properties fo:font-style="normal" officeooo:rsid="0031eaf9" style:font-style-asian="normal" style:font-style-complex="normal"/>
    </style:style>
    <style:style style:name="T16" style:family="text">
      <style:text-properties fo:font-style="normal" officeooo:rsid="0033ab67" style:font-style-asian="normal" style:font-style-complex="normal"/>
    </style:style>
    <style:style style:name="T17" style:family="text">
      <style:text-properties fo:font-style="normal" officeooo:rsid="0034f7ac" style:font-style-asian="normal" style:font-style-complex="normal"/>
    </style:style>
    <style:style style:name="T18" style:family="text">
      <style:text-properties fo:font-style="normal" officeooo:rsid="00368211" style:font-style-asian="normal" style:font-style-complex="normal"/>
    </style:style>
    <style:style style:name="T19" style:family="text">
      <style:text-properties fo:font-style="normal" officeooo:rsid="0036ced4" style:font-style-asian="normal" style:font-style-complex="normal"/>
    </style:style>
    <style:style style:name="T20" style:family="text">
      <style:text-properties officeooo:rsid="00315c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h text:style-name="Heading_20_1" text:outline-level="1">Chapter One</text:h>
      <text:p text:style-name="P2"><text:tab/><text:span text:style-name="T2">He</text:span><text:span text:style-name="T1"> could feel the time slipping </text:span><text:span text:style-name="T2">away from him to the merciless beat of an office clock. <text:s/>It was the ninth </text:span><text:span text:style-name="T5">hour</text:span><text:span text:style-name="T2"> – or nearly the ninth </text:span><text:span text:style-name="T5">hour </text:span><text:span text:style-name="T2">– of his time at </text:span><text:span text:style-name="T5">a</text:span><text:span text:style-name="T2"> hard-won desk. <text:s/>Before him, and facing outward toward</text:span><text:span text:style-name="T4">s</text:span><text:span text:style-name="T2"> the rest of his domain, lay a silver nameplate which read “</text:span><text:span text:style-name="T3">D</text:span><text:span text:style-name="T2">ominic </text:span><text:span text:style-name="T3">Reyes, Assistant Brand Manager.” <text:s/>From his place in this world, Dominic could survey all that his hard work had won him – a </text:span><text:span text:style-name="T4">standing</text:span><text:span text:style-name="T3"> desk sat against a floor-to-ceiling window, six </text:span><text:span text:style-name="T4">underlings</text:span><text:span text:style-name="T3"> who </text:span><text:span text:style-name="T4">worked hard whenever they noticed he was watching, a pilot watch </text:span><text:span text:style-name="T6">that </text:span><text:span text:style-name="T4">he’d bought after realizing he didn’t have anywhere to park a car, and that goddamn </text:span><text:span text:style-name="T7">biscuit clock hanging on the opposite wall</text:span><text:span text:style-name="T4">. <text:s/></text:span></text:p>
      <text:p text:style-name="P2"><text:tab/><text:span text:style-name="T8">The clock, shaped </text:span><text:span text:style-name="T9">like </text:span><text:span text:style-name="T8">the food </text:span><text:span text:style-name="T20">you’d</text:span><text:span text:style-name="T8"> use to mop up gravy rather than the one you’d dunk in a glass of milk, stared down at him from across the office. <text:s/>It surveyed the land just as Dominic did, except that </text:span><text:span text:style-name="T9">it knew only the constant, terrible tone of anxiety.</text:span><text:span text:style-name="T8"> <text:s/></text:span><text:span text:style-name="T7">The tick tick ticking of the second hand grated against every last fiber of Dominic’s sanity </text:span><text:span text:style-name="T9">and, although he knew little of the mechanisms within, he felt certain that the noise was coming from </text:span><text:span text:style-name="T11">some built-in</text:span><text:span text:style-name="T9"> speaker rather than the clockwork. <text:s/></text:span><text:span text:style-name="T10">Years</text:span><text:span text:style-name="T9"> of Dominic’s life had been spent at the mercy of the biscuit clock but today, </text:span><text:span text:style-name="T10">Dominic was in charge. <text:s/>Today, this was his office and today, Dominic would finally be free.</text:span></text:p>
      <text:p text:style-name="P3"><text:tab/><text:span text:style-name="T10">He had it all planned out. <text:s/>Tonight, when everyone was leaving, he would wait until there were only a few people remaining in the office. <text:s/>They would be putting on their coats – it’s cold in San Francisco, people need their coats – and would, thus, be blind to their surroundings. <text:s/>Earlier in the day, Dominic had been sure to check the walls for dust. <text:s/>He’d commented </text:span><text:span text:style-name="T11">on the general cleanliness of the place, making certain to only speak </text:span><text:span text:style-name="T20">of it</text:span><text:span text:style-name="T11"> within the vicinity of the laziest of his officemates. <text:s/>He’d found an unweildy duster in the janitorial closet on the fourth floor just three days </text:span><text:span text:style-name="T20">ago</text:span><text:span text:style-name="T11"> and, although he’d been unsure about changing tactics on such short notice, he counted himself lucky to have found a beautiful weapon </text:span><text:span text:style-name="T20">such as this</text:span><text:span text:style-name="T11">. <text:s/></text:span></text:p>
      <text:p text:style-name="P3"><text:span text:style-name="T12"><text:tab/>We take what we get, </text:span><text:span text:style-name="T13">he thought while standing to </text:span><text:span text:style-name="T14">collect sheafs of papers from the desks of his subordinates. <text:s/>The clean, warm A4 was soothing to the touch. <text:s/></text:span><text:span text:style-name="T15">Although no one looked up when Dominic passed by, he thought that this was probably for the best. <text:s/>It was his first day in the new position and starting out with a respectful distance was hardly out of the ordinary. <text:s/>As he continued to collect what he assumed were sales reports – they were covered in </text:span><text:span text:style-name="T16">all sorts</text:span><text:span text:style-name="T15"> of colorful graphs and stock photos </text:span><text:span text:style-name="T16">those guys used to turn a 4 page report into a 30 minute presentation </text:span><text:span text:style-name="T15">– </text:span><text:span text:style-name="T16">he accidentally made eye contact with one of the younger assistants.</text:span><text:span text:style-name="T15"> </text:span></text:p>
      <text:p text:style-name="P5"><text:span text:style-name="T15"><text:tab/></text:span><text:span text:style-name="T16">The assistant looked like he was fresh out of college. <text:s/>Bright brown eyes lept away from the computer screen and on to Dominic’s.</text:span></text:p>
      <text:p text:style-name="P5"><text:span text:style-name="T16"><text:tab/>“Hey Mr. Reyes,” he said, then glanced down at what Dominic was holding. “Did I miss anything on the quarterly?”</text:span></text:p>
      <text:p text:style-name="P5"><text:soft-page-break/><text:span text:style-name="T16"><text:tab/>Dominic’s mouth made the shapes of several syllables until </text:span><text:span text:style-name="T17">he landed on, “Almost done for the day. <text:s/></text:span><text:span text:style-name="T18">You have any</text:span><text:span text:style-name="T17"> plans for the weekend?”</text:span></text:p>
      <text:p text:style-name="P6"><text:span text:style-name="T17"><text:tab/></text:span><text:span text:style-name="T18">The assistant blinked. <text:s/></text:span><text:span text:style-name="T17">“Yea,” he said, fighting with a </text:span><text:span text:style-name="T18">confused </text:span><text:span text:style-name="T17">smile at the corners of his mouth. “My friends and I are meeting up for a game night.”</text:span></text:p>
      <text:p text:style-name="P6"><text:span text:style-name="T17"><text:tab/>“Ah, </text:span><text:span text:style-name="T18">some good </text:span><text:span text:style-name="T17">nerd shi– stuff.”</text:span></text:p>
      <text:p text:style-name="P6"><text:span text:style-name="T17"><text:tab/>The assistant nodded, </text:span><text:span text:style-name="T18">still a little lost at the question</text:span><text:span text:style-name="T17">. <text:s/></text:span></text:p>
      <text:p text:style-name="P7"><text:span text:style-name="T17"><text:tab/>“</text:span><text:span text:style-name="T18">Listen, if you’re done with your work,” Dominic turned to the rest of the office, “we can all take off early today. <text:s/>No one likes </text:span><text:span text:style-name="T19">working late on a Friday.</text:span><text:span text:style-name="T18">” <text:s/>He felt himself say it before he’d thought it through but, seeing the reaction from the rest of the office, he knew it was the right call.</text:span></text:p>
      <text:p text:style-name="P7"><text:span text:style-name="T18"><text:tab/></text:span><text:span text:style-name="T19">Minutes later, the office bustled with the small-talk and jacket-whisking that marks the end of a workday. <text:s/></text:span></text:p>
      <text:p text:style-name="P6">Chapter Two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1:40:58.471959022</meta:creation-date>
    <dc:date>2024-02-29T00:39:18.819561989</dc:date>
    <meta:editing-duration>PT1H34M53S</meta:editing-duration>
    <meta:editing-cycles>7</meta:editing-cycles>
    <meta:generator>LibreOffice/24.2.0.3$Linux_X86_64 LibreOffice_project/420$Build-3</meta:generator>
    <meta:document-statistic meta:table-count="0" meta:image-count="0" meta:object-count="0" meta:page-count="3" meta:paragraph-count="15" meta:word-count="678" meta:character-count="3814" meta:non-whitespace-character-count="3101"/>
  </office:meta>
</office:document-meta>
</file>